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.9839in" fo:margin-right="0in" fo:text-indent="0in" style:auto-text-indent="false">
        <style:tab-stops/>
      </style:paragraph-properties>
    </style:style>
    <style:style style:name="P3" style:family="paragraph" style:parent-style-name="Standard" style:list-style-name="L1"/>
    <style:style style:name="P4" style:family="paragraph" style:parent-style-name="Standard" style:list-style-name="L2">
      <style:paragraph-properties fo:margin-left="0in" fo:margin-right="0in" fo:text-indent="0in" style:auto-text-indent="false"/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I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numbering, Font Times new roman</text:p>
      <text:p text:style-name="Standard"/>
      <text:list xml:id="list977063261" text:style-name="L1">
        <text:list-item>
          <text:p text:style-name="P3">one </text:p>
          <text:list>
            <text:list-item>
              <text:p text:style-name="P3">one one </text:p>
            </text:list-item>
            <text:list-item>
              <text:p text:style-name="P3">Long line long line long line long line long line long line long line long line long line long line long line</text:p>
            </text:list-item>
          </text:list>
        </text:list-item>
        <text:list-item>
          <text:p text:style-name="P3">two</text:p>
          <text:list>
            <text:list-item>
              <text:p text:style-name="P3">two one</text:p>
              <text:list>
                <text:list-item>
                  <text:p text:style-name="P3">two one one</text:p>
                </text:list-item>
              </text:list>
            </text:list-item>
            <text:list-item>
              <text:p text:style-name="P3">two two</text:p>
            </text:list-item>
          </text:list>
        </text:list-item>
      </text:list>
      <text:p text:style-name="Standard">One line without numbering</text:p>
      <text:list xml:id="list1588681603" text:continue-numbering="true" text:style-name="L1">
        <text:list-item>
          <text:list>
            <text:list-item>
              <text:p text:style-name="P3">two three</text:p>
            </text:list-item>
          </text:list>
        </text:list-item>
      </text:list>
      <text:p text:style-name="P2">First line without numbering (indent 2,5cm)</text:p>
      <text:p text:style-name="P2">Second line without numbering</text:p>
      <text:list xml:id="list1208151987" text:continue-numbering="true" text:style-name="L1">
        <text:list-item>
          <text:list>
            <text:list-item>
              <text:p text:style-name="P3">two two</text:p>
            </text:list-item>
          </text:list>
        </text:list-item>
        <text:list-item>
          <text:p text:style-name="P3">three</text:p>
          <text:list>
            <text:list-item>
              <text:p text:style-name="P3">three one</text:p>
            </text:list-item>
          </text:list>
        </text:list-item>
      </text:list>
      <text:p text:style-name="P1"/>
      <text:p text:style-name="P1">Second numbering - custom (number, letter, roman):</text:p>
      <text:list xml:id="list343808551" text:style-name="L2">
        <text:list-item>
          <text:p text:style-name="P4">one</text:p>
          <text:list>
            <text:list-item>
              <text:p text:style-name="P4">one one</text:p>
              <text:list>
                <text:list-item>
                  <text:p text:style-name="P4">one two one</text:p>
                </text:list-item>
                <text:list-item>
                  <text:p text:style-name="P4">one two two</text:p>
                </text:list-item>
              </text:list>
            </text:list-item>
            <text:list-item>
              <text:p text:style-name="P4">one two</text:p>
            </text:list-item>
          </text:list>
        </text:list-item>
        <text:list-item>
          <text:p text:style-name="P4">two</text:p>
          <text:list>
            <text:list-item>
              <text:p text:style-name="P4">two one</text:p>
              <text:list>
                <text:list-item>
                  <text:p text:style-name="P4">two one on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ilva </meta:initial-creator>
    <meta:creation-date>2013-04-03T15:55:29</meta:creation-date>
    <dc:date>2013-09-17T15:25:31</dc:date>
    <dc:creator>Milos Sramek</dc:creator>
    <meta:editing-duration>PT2M29S</meta:editing-duration>
    <meta:editing-cycles>9</meta:editing-cycles>
    <meta:generator>OpenOffice.org/3.3$Unix OpenOffice.org_project/330m20$Build-9567</meta:generator>
    <meta:document-statistic meta:table-count="0" meta:image-count="0" meta:object-count="0" meta:page-count="1" meta:paragraph-count="24" meta:word-count="103" meta:character-count="466"/>
  </office:meta>
</office:document-meta>
</file>